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0000000005E0000005E3F3D751F.png"/>
  <manifest:file-entry manifest:media-type="image/png" manifest:full-path="Pictures/100000000000005E0000005EADF6B35C.png"/>
  <manifest:file-entry manifest:media-type="image/png" manifest:full-path="Pictures/100000000000005E0000005E0E2FE093.png"/>
  <manifest:file-entry manifest:media-type="image/png" manifest:full-path="Pictures/100000000000005E0000005EF24D4FDB.png"/>
  <manifest:file-entry manifest:media-type="image/png" manifest:full-path="Pictures/10000201000000FA000000FC8CF72F2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odoni Ornaments1" svg:font-family="'Bodoni Ornaments'" style:font-pitch="variable" style:font-charset="x-symbol"/>
    <style:font-face style:name="Bodoni Ornaments" svg:font-family="'Bodoni Ornaments'" style:font-adornments="Regular" style:font-pitch="variable" style:font-charset="x-symbol"/>
    <style:font-face style:name="Times New Roman3" svg:font-family="'Times New Roman'" style:font-pitch="variable" style:font-charset="x-symbol"/>
    <style:font-face style:name="Times New Roman2" svg:font-family="'Times New Roman'" style:font-family-generic="roman" style:font-pitch="variable" style:font-charset="x-symbol"/>
    <style:font-face style:name="F" svg:font-family="" style:font-family-generic="roman"/>
    <style:font-face style:name="OpenSans-Regular" svg:font-family="OpenSans-Regular" style:font-family-generic="swiss"/>
    <style:font-face style:name="Arial Rounded MT Bold" svg:font-family="'Arial Rounded MT Bold'" style:font-pitch="variable"/>
    <style:font-face style:name="Big Caslon" svg:font-family="'Big Caslon'" style:font-pitch="variable"/>
    <style:font-face style:name="DIN Alternate" svg:font-family="'DIN Alternate'" style:font-adornments="Bold" style:font-pitch="variable"/>
    <style:font-face style:name="Times New Roman1" svg:font-family="'Times New 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agraph-properties fo:margin-left="0.499cm" fo:margin-right="0.499cm" fo:margin-top="0cm" fo:margin-bottom="0cm" fo:line-height="100%" fo:text-align="start" fo:text-indent="0cm" style:text-autospace="none" style:punctuation-wrap="hanging" style:line-break="strict" style:writing-mode="lr-tb">
        <style:tab-stops/>
      </style:paragraph-properties>
      <style:text-properties fo:color="#000000" style:text-outline="false" style:text-line-through-style="none" style:text-position="0% 100%" style:font-name="PT Serif"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OpenSans-Regular" style:font-size-asian="10pt" style:language-asian="zh" style:country-asian="CN" style:font-style-asian="normal" style:font-weight-asian="normal" style:font-name-complex="OpenSans-Regular"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text-align="center"/>
      <style:text-properties style:font-name="DIN Alternate"/>
    </style:style>
    <style:style style:name="P3" style:family="paragraph">
      <style:paragraph-properties fo:margin-top="0cm" fo:margin-bottom="0.499cm" fo:text-align="center"/>
      <style:text-properties style:font-name="DIN Alternate"/>
    </style:style>
    <style:style style:name="P4" style:family="paragraph">
      <style:paragraph-properties fo:margin-left="0.199cm" fo:margin-right="0.199cm" fo:margin-top="0cm" fo:margin-bottom="0cm" fo:line-height="100%" fo:text-align="center" fo:text-indent="0cm" style:text-autospace="ideograph-alpha" style:punctuation-wrap="hanging" style:line-break="strict" style:writing-mode="lr-tb">
        <style:tab-stops/>
      </style:paragraph-properties>
      <style:text-properties style:use-window-font-color="true" style:text-outline="false" style:text-line-through-style="none" style:text-position="0% 100%" style:font-name="Big Caslon"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44pt" style:language-asian="zh" style:country-asian="CN" style:font-style-asian="normal" style:font-weight-asian="normal" style:font-name-complex="DejaVu Sans"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margin-left="0.499cm" fo:margin-right="0.499cm" fo:margin-top="0cm" fo:margin-bottom="0cm" fo:line-height="100%" fo:text-align="start" fo:text-indent="0cm" style:text-autospace="none" style:punctuation-wrap="hanging" style:line-break="strict" style:writing-mode="lr-tb">
        <style:tab-stops/>
      </style:paragraph-properties>
      <style:text-properties style:use-window-font-color="true" style:text-outline="false" style:text-line-through-style="none" style:text-position="0% 100%" style:font-name="PT Serif"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OpenSans-Regular" style:font-size-asian="10pt" style:language-asian="zh" style:country-asian="CN" style:font-style-asian="normal" style:font-weight-asian="normal" style:font-name-complex="OpenSans-Regular"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000000" style:text-outline="false" style:text-line-through-style="none" style:text-position="0% 100%" style:font-name="PT Serif"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OpenSans-Regular" style:font-size-asian="10pt" style:language-asian="zh" style:country-asian="CN" style:font-style-asian="normal" style:font-weight-asian="normal" style:font-name-complex="OpenSans-Regular"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font-name="DIN Alternate"/>
    </style:style>
    <style:style style:name="T3" style:family="text">
      <style:text-properties style:use-window-font-color="true" style:text-outline="false" style:text-line-through-style="none" style:text-position="0% 100%" style:font-name="Big Caslon"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44pt" style:language-asian="zh" style:country-asian="CN" style:font-style-asian="normal" style:font-weight-asian="normal" style:font-name-complex="DejaVu Sans" style:font-size-complex="44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PT Serif"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OpenSans-Regular" style:font-size-asian="10pt" style:language-asian="zh" style:country-asian="CN" style:font-style-asian="normal" style:font-weight-asian="normal" style:font-name-complex="OpenSans-Regular" style:font-size-complex="10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draw:stroke="none" svg:stroke-color="#000000" draw:fill="none" draw:fill-color="#ffffff" draw:textarea-vertical-align="middle" fo:min-height="10.795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draw:textarea-vertical-align="bottom" fo:min-height="10.795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draw:textarea-vertical-align="middle" fo:min-height="10.795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color="#000000" draw:fill="none" draw:fill-color="#ffffff" draw:textarea-vertical-align="middle" fo:min-height="10.795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svg:stroke-color="#000000" draw:fill="none" draw:fill-color="#ffffff" draw:textarea-vertical-align="middle" fo:min-height="10.795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6" style:family="graphic">
      <style:graphic-properties draw:stroke="none" svg:stroke-color="#000000" draw:fill="none" draw:fill-color="#ffffff" draw:textarea-vertical-align="middle" fo:min-height="10.795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draw:stroke="none" svg:stroke-color="#000000" draw:fill="none" draw:fill-color="#ffffff" draw:textarea-vertical-align="middle" fo:min-height="10.795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draw:stroke="none" svg:stroke-color="#000000" draw:fill="none" draw:fill-color="#ffffff" draw:textarea-vertical-align="middle" fo:min-height="10.795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 svg:width="6.986cm" svg:height="10.796cm" draw:transform="rotate (3.1415926535892) translate (20.955cm 10.795cm)">
        <draw:text-box>
          <text:p text:style-name="P1"><text:span text:style-name="T1">Aenean vitae urna vel risus luctus consequat at quis felis. Pellentesque facilisis finibus volutpat. Duis pulvinar rutrum enim in consequat. Donec convallis tempor odio, ac facilisis turpis fringilla sed. Phasellus cursus non lorem id pretium. Fusce porta, risus id elementum pellentesque, dui lectus rhoncus mi, vulputate porttitor tortor est et quam. Aliquam finibus, lectus sit amet ultricies ultricies, leo nibh ultrices sapien, et tempus erat nunc vel magna. Nullam sit amet nibh sollicitudin, lobortis lorem a, condimentum justo. Donec dui velit, tincidunt ut lacinia id, congue porta lorem. Vivamus ut diam hendrerit ante semper vestibulum. </text:span></text:p>
        </draw:text-box>
      </draw:frame>
      <draw:frame text:anchor-type="page" text:anchor-page-number="1" draw:z-index="1" draw:style-name="gr2" draw:text-style-name="P3" svg:width="6.986cm" svg:height="10.796cm" draw:transform="rotate (3.1415926535892) translate (13.97cm 10.795cm)">
        <draw:text-box>
          <text:p text:style-name="P2"><text:span text:style-name="T2">Written by You!</text:span></text:p>
          <text:p text:style-name="P2"><text:span text:style-name="T2">URL! EMAIL! OTHER!</text:span></text:p>
          <text:p text:style-name="P2"><text:span text:style-name="T2"/></text:p>
        </draw:text-box>
      </draw:frame>
      <draw:frame text:anchor-type="page" text:anchor-page-number="1" draw:z-index="2" draw:style-name="gr3" draw:text-style-name="P1" svg:width="6.986cm" svg:height="10.796cm" draw:transform="rotate (3.1415926535892) translate (27.94cm 10.795cm)">
        <draw:text-box>
          <text:p text:style-name="P1"><text:span text:style-name="T1">Lorem ipsum dolor sit amet, consectetur adipiscing elit. Aenean sollicitudin placerat dolor, et fermentum justo congue eget. Curabitur iaculis, enim cursus tempus suscipit, risus tellus elementum augue, at placerat quam orci non diam. Aenean rutrum erat augue, nec pharetra turpis maximus sit amet. Quisque eget mollis elit, vitae interdum orci. Integer sagittis odio ac tortor ullamcorper aliquam eget a neque. Mauris non felis non risus tempus ultricies in et nisi. Suspendisse id gravida nibh. Suspendisse interdum tincidunt congue. Fusce facilisis odio lectus. Maecenas a fringilla ante. </text:span></text:p>
        </draw:text-box>
      </draw:frame>
      <draw:frame text:anchor-type="page" text:anchor-page-number="1" draw:z-index="3" draw:style-name="gr4" draw:text-style-name="P4" svg:width="6.986cm" svg:height="10.796cm" draw:transform="rotate (3.1415926535892) translate (6.985cm 10.795cm)">
        <draw:text-box>
          <text:p text:style-name="P4"><text:span text:style-name="T3">GOOD</text:span></text:p>
          <text:p text:style-name="P4"><text:span text:style-name="T3">TITLE</text:span></text:p>
          <text:p text:style-name="P4"><text:span text:style-name="T3">#01</text:span></text:p>
        </draw:text-box>
      </draw:frame>
      <draw:frame text:anchor-type="page" text:anchor-page-number="1" draw:z-index="4" draw:style-name="gr5" draw:text-style-name="P5" svg:width="6.986cm" svg:height="10.796cm" svg:x="0cm" svg:y="10.795cm">
        <draw:text-box>
          <text:p text:style-name="P5"><text:span text:style-name="T4">Lorem ipsum dolor sit amet, consectetur adipiscing elit. Aenean sollicitudin placerat dolor, et fermentum justo congue eget. Curabitur iaculis, enim cursus tempus suscipit, risus tellus elementum augue, at placerat quam orci non diam. Aenean rutrum erat augue, nec pharetra turpis maximus sit amet. Quisque eget mollis elit, vitae interdum orci. Integer sagittis odio ac tortor ullamcorper aliquam eget a neque. Mauris non felis non risus tempus ultricies in et nisi. Suspendisse id gravida nibh. Suspendisse interdum tincidunt congue. Fusce facilisis odio lectus. Maecenas a fringilla ante. </text:span></text:p>
        </draw:text-box>
      </draw:frame>
      <draw:frame text:anchor-type="page" text:anchor-page-number="1" draw:z-index="5" draw:style-name="gr6" draw:text-style-name="P5" svg:width="6.986cm" svg:height="10.796cm" svg:x="6.985cm" svg:y="10.795cm">
        <draw:text-box>
          <text:p text:style-name="P5"><text:span text:style-name="T4">Aenean vitae urna vel risus luctus consequat at quis felis. Pellentesque facilisis finibus volutpat. Duis pulvinar rutrum enim in consequat. Donec convallis tempor odio, ac facilisis turpis fringilla sed. Phasellus cursus non lorem id pretium. Fusce porta, risus id elementum pellentesque, dui lectus rhoncus mi, vulputate porttitor tortor est et quam. Aliquam finibus, lectus sit amet ultricies ultricies, leo nibh ultrices sapien, et tempus erat nunc vel magna. Nullam sit amet nibh sollicitudin, lobortis lorem a, condimentum justo. Donec dui velit, tincidunt ut lacinia id, congue porta lorem. Vivamus ut diam hendrerit ante semper vestibulum. </text:span></text:p>
        </draw:text-box>
      </draw:frame>
      <draw:frame text:anchor-type="page" text:anchor-page-number="1" draw:z-index="6" draw:style-name="gr7" draw:text-style-name="P1" svg:width="6.986cm" svg:height="10.796cm" svg:x="13.97cm" svg:y="10.795cm">
        <draw:text-box>
          <text:p text:style-name="P1"><text:span text:style-name="T1">Quisque eget mollis elit, vitae interdum orci. Integer sagittis odio ac tortor ullamcorper aliquam eget a neque. Mauris non felis non risus tempus ultricies in et nisi. Suspendisse id gravida nibh. Suspendisse interdum tincidunt congue. Fusce facilisis odio lectus. Maecenas a fringilla ante. Lorem ipsum dolor sit amet, consectetur adipiscing elit. Nullam a neque lorem. Donec efficitur metus eget enim consectetur, non sollicitudin diam auctor. Mauris sodales a magna et dictum.</text:span></text:p>
        </draw:text-box>
      </draw:frame>
      <draw:frame text:anchor-type="page" text:anchor-page-number="1" draw:z-index="7" draw:style-name="gr8" draw:text-style-name="P1" svg:width="6.986cm" svg:height="10.796cm" svg:x="20.955cm" svg:y="10.795cm">
        <draw:text-box>
          <text:p text:style-name="P1"><text:span text:style-name="T1">Pellentesque facilisis finibus volutpat. Duis pulvinar rutrum enim in consequat. Donec convallis tempor odio, ac facilisis turpis fringilla sed. Phasellus cursus non lorem id pretium. Fusce porta, risus id elementum pellentesque, dui lectus rhoncus mi, vulputate porttitor tortor est et quam. Aliquam finibus, lectus sit amet ultricies ultricies, leo nibh ultrices sapien, et tempus erat nunc vel magna. Nullam sit amet nibh sollicitudin, lobortis lorem a, condimentum justo. Donec dui velit, tincidunt ut lacinia id, congue porta lorem. Vivamus ut diam hendrerit ante semper vestibulum. </text:span></text:p>
        </draw:text-box>
      </draw:fram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odoni Ornaments1" svg:font-family="'Bodoni Ornaments'" style:font-pitch="variable" style:font-charset="x-symbol"/>
    <style:font-face style:name="Bodoni Ornaments" svg:font-family="'Bodoni Ornaments'" style:font-adornments="Regular" style:font-pitch="variable" style:font-charset="x-symbol"/>
    <style:font-face style:name="Times New Roman3" svg:font-family="'Times New Roman'" style:font-pitch="variable" style:font-charset="x-symbol"/>
    <style:font-face style:name="Times New Roman2" svg:font-family="'Times New Roman'" style:font-family-generic="roman" style:font-pitch="variable" style:font-charset="x-symbol"/>
    <style:font-face style:name="F" svg:font-family="" style:font-family-generic="roman"/>
    <style:font-face style:name="OpenSans-Regular" svg:font-family="OpenSans-Regular" style:font-family-generic="swiss"/>
    <style:font-face style:name="Arial Rounded MT Bold" svg:font-family="'Arial Rounded MT Bold'" style:font-pitch="variable"/>
    <style:font-face style:name="Big Caslon" svg:font-family="'Big Caslon'" style:font-pitch="variable"/>
    <style:font-face style:name="DIN Alternate" svg:font-family="'DIN Alternate'" style:font-adornments="Bold" style:font-pitch="variable"/>
    <style:font-face style:name="Times New Roman1" svg:font-family="'Times New 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fill-image draw:name="Bitmape_20_1" draw:display-name="Bitmape 1" xlink:href="Pictures/10000201000000FA000000FC8CF72F2A.png" xlink:type="simple" xlink:show="embed" xlink:actuate="onLoad"/>
    <draw:fill-image draw:name="Coarse" xlink:href="Pictures/100000000000005E0000005EF24D4FDB.png" xlink:type="simple" xlink:show="embed" xlink:actuate="onLoad"/>
    <draw:fill-image draw:name="Roses" xlink:href="Pictures/100000000000005E0000005E0E2FE093.png" xlink:type="simple" xlink:show="embed" xlink:actuate="onLoad"/>
    <draw:fill-image draw:name="Sky" xlink:href="Pictures/100000000000005E0000005EADF6B35C.png" xlink:type="simple" xlink:show="embed" xlink:actuate="onLoad"/>
    <draw:fill-image draw:name="Wet" xlink:href="Pictures/100000000000005E0000005E3F3D751F.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21T09:25:11</meta:creation-date>
    <meta:editing-duration>PT1H24M54S</meta:editing-duration>
    <meta:editing-cycles>7</meta:editing-cycles>
    <meta:generator>OpenOffice/4.1.6$Unix OpenOffice.org_project/416m1$Build-9790</meta:generator>
    <dc:description>This is a simple 8 page booklet.  Cut the line dividing pages 2 and 3 with page 6 and the back cover.  Then fold into an 8 page booklet.</dc:description>
    <meta:keyword>booklet</meta:keyword>
    <dc:title>8 page booklet</dc:title>
    <meta:initial-creator>Jessica Driscoll</meta:initial-creator>
    <dc:date>2019-06-21T11:25:21</dc:date>
    <dc:creator>Jessica Driscoll</dc:creator>
    <meta:document-statistic meta:table-count="0" meta:image-count="0" meta:object-count="0" meta:page-count="1" meta:paragraph-count="0" meta:word-count="0" meta:character-count="0"/>
    <meta:user-defined meta:name="License">GPL</meta:user-defined>
  </office:meta>
</office:document-meta>
</file>